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2.8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10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5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3.8cm"/>
    </style:style>
    <style:style style:name="gr10" style:family="graphic" style:parent-style-name="standard">
      <style:graphic-properties draw:textarea-horizontal-align="justify" draw:textarea-vertical-align="middle" draw:auto-grow-height="false" fo:min-height="2.95cm" fo:min-width="3.9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fo:min-height="0.704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7cm"/>
    </style:style>
    <style:style style:name="gr14" style:family="graphic" style:parent-style-name="standard">
      <style:graphic-properties draw:textarea-horizontal-align="justify" draw:textarea-vertical-align="middle" draw:auto-grow-height="false" fo:min-height="2.65cm" fo:min-width="3.8cm"/>
    </style:style>
    <style:style style:name="gr15" style:family="graphic" style:parent-style-name="standard">
      <style:graphic-properties draw:stroke="none" svg:stroke-color="#000000" draw:fill="none" draw:fill-color="#ffffff" fo:min-height="0.85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fo:min-height="1.097cm"/>
    </style:style>
    <style:style style:name="gr18" style:family="graphic" style:parent-style-name="standard">
      <style:graphic-properties draw:stroke="none" svg:stroke-color="#000000" draw:fill="none" draw:fill-color="#ffffff" fo:min-height="1.407cm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5.1cm"/>
    </style:style>
    <style:style style:name="gr20" style:family="graphic" style:parent-style-name="standard">
      <style:graphic-properties draw:stroke="none" svg:stroke-color="#000000" draw:fill="none" draw:fill-color="#ffffff" fo:min-height="0.471cm"/>
    </style:style>
    <style:style style:name="gr21" style:family="graphic" style:parent-style-name="standard">
      <style:graphic-properties draw:stroke="none" svg:stroke-color="#000000" draw:fill="none" draw:fill-color="#ffffff" fo:min-height="0.941cm"/>
    </style:style>
    <style:style style:name="gr22" style:family="graphic" style:parent-style-name="standard">
      <style:graphic-properties draw:stroke="none" svg:stroke-color="#000000" draw:fill="none" draw:fill-color="#ffffff" fo:min-height="0.409cm"/>
    </style:style>
    <style:style style:name="gr23" style:family="graphic" style:parent-style-name="standard">
      <style:graphic-properties draw:stroke="none" svg:stroke-color="#000000" draw:fill="none" draw:fill-color="#ffffff" fo:min-height="0.491cm"/>
    </style:style>
    <style:style style:name="gr24" style:family="graphic" style:parent-style-name="standard">
      <style:graphic-properties draw:stroke="dash" draw:stroke-dash="Fine_20_Dashed" svg:stroke-width="0.053cm" svg:stroke-color="#7ed22b" draw:marker-start-width="0.279cm" draw:marker-end-width="0.279cm" draw:opacity="0%" draw:textarea-horizontal-align="justify" draw:textarea-vertical-align="middle" draw:auto-grow-height="false" fo:min-height="4.298cm" fo:min-width="21.648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fo:min-height="0.781cm"/>
    </style:style>
    <style:style style:name="gr26" style:family="graphic" style:parent-style-name="standard">
      <style:graphic-properties draw:stroke="dash" draw:stroke-dash="Fine_20_Dashed" svg:stroke-width="0.053cm" svg:stroke-color="#7ed22b" draw:marker-start-width="0.279cm" draw:marker-end-width="0.279cm" draw:opacity="0%" draw:textarea-horizontal-align="justify" draw:textarea-vertical-align="middle" draw:auto-grow-height="false" fo:min-height="7.098cm" fo:min-width="14.948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53cm" svg:stroke-color="#7ed22b" draw:marker-start-width="0.279cm" draw:marker-end-width="0.279cm" draw:opacity="0%" draw:textarea-horizontal-align="justify" draw:textarea-vertical-align="middle" draw:auto-grow-height="false" fo:min-height="3.798cm" fo:min-width="8.848cm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="none" fo:min-height="0.78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fo:min-height="0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="none" draw:fill-color="#ffffff"/>
      <style:text-properties fo:color="#7ed22b" fo:font-size="10pt" style:font-size-asian="10pt" style:font-size-complex="10pt"/>
    </style:style>
    <style:style style:name="P11" style:family="paragraph">
      <loext:graphic-properties draw:fill="none"/>
      <style:text-properties fo:color="#7ed22b" fo:font-size="10pt" style:font-size-asian="10pt" style:font-size-complex="10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7ed22b"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6" draw:id="id16" draw:layer="layout" svg:width="0.2cm" svg:height="0.6cm" svg:x="12.2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2cm" svg:x="12.5cm" svg:y="1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0.4cm" svg:height="0.5cm" svg:x="7.3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3.3cm" svg:height="1.4cm" svg:x="5.8cm" svg:y="3.3cm">
          <text:p text:style-name="P1">buffer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2.8cm" svg:height="1.2cm" svg:x="1.4cm" svg:y="3.4cm">
          <text:p text:style-name="P1">RX COM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11cm" svg:height="1.1cm" svg:x="1.925cm" svg:y="7.65cm">
          <text:p text:style-name="P1">Parameters preset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7.45cm" svg:y1="4.7cm" svg:x2="7.425cm" svg:y2="7.65cm" draw:start-shape="id1" draw:start-glue-point="2" draw:end-shape="id2" draw:end-glue-point="0" svg:d="M7450 4700l-25 2950" svg:viewBox="0 0 26 2951">
          <text:p/>
        </draw:connector>
        <draw:custom-shape draw:style-name="gr8" draw:text-style-name="P1" xml:id="id3" draw:id="id3" draw:layer="layout" svg:width="5.5cm" svg:height="3cm" svg:x="11.2cm" svg:y="2.4cm">
          <text:p text:style-name="P1">FSM</text:p>
          <text:p text:style-name="P1">Serial control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4.3cm" svg:height="3.2cm" svg:x="1.6cm" svg:y="10.3cm">
          <text:p text:style-name="P1">Wave </text:p>
          <text:p text:style-name="P1">Generation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4.3cm" svg:height="3.2cm" svg:x="6.6cm" svg:y="10.3cm">
          <text:p text:style-name="P1"><text:s/>12-bit ADC</text:p>
          <text:p text:style-name="P1">control module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4.4cm" svg:height="3.2cm" svg:x="1.569cm" svg:y="15.3cm">
          <text:p text:style-name="P1">16 bits DAC</text:p>
          <text:p text:style-name="P1">control module 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4.3cm" svg:height="3.2cm" svg:x="11.7cm" svg:y="10.3cm">
          <text:p text:style-name="P1"><text:s/>10-bit ADC</text:p>
          <text:p text:style-name="P1">control modul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0.894cm" svg:x1="13.95cm" svg:y1="5.4cm" svg:x2="10.139cm" svg:y2="10.311cm" draw:start-shape="id3" draw:start-glue-point="2" svg:d="M13950 5400v3600h-3811v1311" svg:viewBox="0 0 3812 4912">
          <text:p/>
        </draw:connector>
        <draw:connector draw:style-name="gr7" draw:text-style-name="P2" draw:layer="layout" svg:x1="7.425cm" svg:y1="8.75cm" svg:x2="8.75cm" svg:y2="10.3cm" draw:start-shape="id2" draw:start-glue-point="2" draw:end-shape="id4" draw:end-glue-point="0" svg:d="M7425 8750v775h1325v775" svg:viewBox="0 0 1326 1551">
          <text:p/>
        </draw:connector>
        <draw:connector draw:style-name="gr7" draw:text-style-name="P2" draw:layer="layout" svg:x1="7.425cm" svg:y1="8.75cm" svg:x2="3.75cm" svg:y2="10.3cm" draw:start-shape="id2" draw:start-glue-point="2" draw:end-shape="id5" draw:end-glue-point="0" svg:d="M7425 8750v775h-3675v775" svg:viewBox="0 0 3676 1551">
          <text:p/>
        </draw:connector>
        <draw:connector draw:style-name="gr7" draw:text-style-name="P2" draw:layer="layout" svg:x1="7.425cm" svg:y1="8.75cm" svg:x2="13.85cm" svg:y2="10.3cm" draw:start-shape="id2" draw:start-glue-point="2" draw:end-shape="id6" svg:d="M7425 8750v775h6425v775" svg:viewBox="0 0 6426 1551">
          <text:p/>
        </draw:connector>
        <draw:connector draw:style-name="gr11" draw:text-style-name="P2" draw:layer="layout" svg:x1="3.75cm" svg:y1="13.5cm" svg:x2="3.769cm" svg:y2="15.3cm" draw:start-shape="id5" draw:start-glue-point="2" draw:end-shape="id7" svg:d="M3750 13500v900h19v900" svg:viewBox="0 0 20 1801">
          <text:p/>
        </draw:connector>
        <draw:connector draw:style-name="gr7" draw:text-style-name="P2" draw:layer="layout" svg:x1="4.2cm" svg:y1="4cm" svg:x2="5.8cm" svg:y2="4cm" draw:start-shape="id8" draw:start-glue-point="1" draw:end-shape="id1" draw:end-glue-point="3" svg:d="M4200 4000h1600" svg:viewBox="0 0 1601 1">
          <text:p/>
        </draw:connector>
        <draw:line draw:style-name="gr7" draw:text-style-name="P2" draw:layer="layout" svg:x1="2cm" svg:y1="2.225cm" svg:x2="2cm" svg:y2="3.425cm">
          <text:p/>
        </draw:line>
        <draw:frame draw:style-name="gr12" draw:text-style-name="P3" draw:layer="layout" svg:width="1.6cm" svg:height="0.954cm" svg:x="1.3cm" svg:y="1.2cm">
          <draw:text-box>
            <text:p>RX</text:p>
          </draw:text-box>
        </draw:frame>
        <draw:custom-shape draw:style-name="gr13" draw:text-style-name="P1" xml:id="id10" draw:id="id10" draw:layer="layout" svg:width="7.5cm" svg:height="1cm" svg:x="19.5cm" svg:y="14.6cm">
          <text:p text:style-name="P1">Conversion result 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8.75cm" svg:y1="13.5cm" svg:x2="19.5cm" svg:y2="16.6cm" draw:start-shape="id4" draw:start-glue-point="2" draw:end-shape="id9" draw:end-glue-point="3" svg:d="M8750 13500v3100h10750" svg:viewBox="0 0 10751 3101">
          <text:p/>
        </draw:connector>
        <draw:connector draw:style-name="gr11" draw:text-style-name="P2" draw:layer="layout" svg:x1="13.85cm" svg:y1="13.5cm" svg:x2="19.5cm" svg:y2="15.1cm" draw:start-shape="id6" draw:start-glue-point="2" draw:end-shape="id10" draw:end-glue-point="3" svg:d="M13850 13500v1600h5650" svg:viewBox="0 0 5651 1601">
          <text:p/>
        </draw:connector>
        <draw:custom-shape draw:style-name="gr14" draw:text-style-name="P1" xml:id="id11" draw:id="id11" draw:layer="layout" svg:width="4.3cm" svg:height="2.9cm" svg:x="18.5cm" svg:y="2.451cm">
          <text:p text:style-name="P1">TX COM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line-skew="0cm -3.475cm" svg:x1="27cm" svg:y1="15.1cm" svg:x2="20.65cm" svg:y2="5.351cm" draw:start-shape="id10" draw:start-glue-point="1" draw:end-shape="id11" draw:end-glue-point="2" svg:d="M27000 15100h501v-8599h-6851v-1150" svg:viewBox="0 0 6852 9750">
          <text:p/>
        </draw:connector>
        <draw:connector draw:style-name="gr7" draw:text-style-name="P2" draw:layer="layout" svg:x1="22.8cm" svg:y1="3.901cm" svg:x2="24.9cm" svg:y2="3.9cm" draw:start-shape="id11" draw:start-glue-point="1" draw:end-shape="id12" svg:d="M22800 3901h1051v-1h1049" svg:viewBox="0 0 2101 2">
          <text:p/>
        </draw:connector>
        <draw:frame draw:style-name="gr15" draw:text-style-name="P3" xml:id="id12" draw:id="id12" draw:layer="layout" svg:width="1.7cm" svg:height="1.1cm" svg:x="24.9cm" svg:y="3.35cm">
          <draw:text-box>
            <text:p>TX</text:p>
          </draw:text-box>
        </draw:frame>
        <draw:frame draw:style-name="gr16" draw:text-style-name="P3" xml:id="id13" draw:id="id13" draw:layer="layout" svg:width="4cm" svg:height="1cm" svg:x="1.775cm" svg:y="19.4cm">
          <draw:text-box>
            <text:p text:style-name="P1">To DAC</text:p>
          </draw:text-box>
        </draw:frame>
        <draw:frame draw:style-name="gr17" draw:text-style-name="P5" draw:layer="layout" svg:width="15.6cm" svg:height="1.347cm" svg:x="8.7cm" svg:y="-0.047cm">
          <draw:text-box>
            <text:p><text:span text:style-name="T1">cyclic voltametry schematic</text:span></text:p>
          </draw:text-box>
        </draw:frame>
        <draw:custom-shape draw:style-name="gr13" draw:text-style-name="P1" xml:id="id9" draw:id="id9" draw:layer="layout" svg:width="7.5cm" svg:height="1cm" svg:x="19.5cm" svg:y="16.1cm">
          <text:p text:style-name="P1">Conversion result </text:p>
          <draw:enhanced-geometry svg:viewBox="0 0 21600 21600" draw:type="rectangle" draw:enhanced-path="M 0 0 L 21600 0 21600 21600 0 21600 0 0 Z N"/>
        </draw:custom-shape>
        <draw:frame draw:style-name="gr18" draw:text-style-name="P6" xml:id="id15" draw:id="id15" draw:layer="layout" svg:width="4cm" svg:height="1.657cm" svg:x="5.5cm" svg:y="19.009cm">
          <draw:text-box>
            <text:p text:style-name="P1">To 12-bit</text:p>
            <text:p text:style-name="P1">ADC</text:p>
          </draw:text-box>
        </draw:frame>
        <draw:frame draw:style-name="gr18" draw:text-style-name="P6" xml:id="id17" draw:id="id17" draw:layer="layout" svg:width="4cm" svg:height="1.657cm" svg:x="10.3cm" svg:y="18.943cm">
          <draw:text-box>
            <text:p text:style-name="P1">To 10-bit</text:p>
            <text:p text:style-name="P1">ADC</text:p>
          </draw:text-box>
        </draw:frame>
        <draw:custom-shape draw:style-name="gr19" draw:text-style-name="P1" draw:layer="layout" svg:width="5.6cm" svg:height="1.5cm" svg:x="19.7cm" svg:y="9.8cm">
          <text:p text:style-name="P1">CLK management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2.6cm" svg:y1="8.6cm" svg:x2="22.6cm" svg:y2="9.8cm">
          <text:p/>
        </draw:line>
        <draw:frame draw:style-name="gr12" draw:text-style-name="P3" draw:layer="layout" svg:width="2.1cm" svg:height="0.954cm" svg:x="21.7cm" svg:y="7.646cm">
          <draw:text-box>
            <text:p>CLK</text:p>
          </draw:text-box>
        </draw:frame>
        <draw:line draw:style-name="gr7" draw:text-style-name="P2" draw:layer="layout" svg:x1="20.2cm" svg:y1="11.3cm" svg:x2="20.2cm" svg:y2="12.3cm">
          <text:p/>
        </draw:line>
        <draw:line draw:style-name="gr7" draw:text-style-name="P2" draw:layer="layout" svg:x1="22.5cm" svg:y1="11.3cm" svg:x2="22.5cm" svg:y2="12.3cm">
          <text:p/>
        </draw:line>
        <draw:line draw:style-name="gr7" draw:text-style-name="P2" draw:layer="layout" svg:x1="24.7cm" svg:y1="11.3cm" svg:x2="24.7cm" svg:y2="12.3cm">
          <text:p/>
        </draw:line>
        <draw:frame draw:style-name="gr20" draw:text-style-name="P7" draw:layer="layout" svg:width="2.1cm" svg:height="0.721cm" svg:x="19.7cm" svg:y="12.2cm">
          <draw:text-box>
            <text:p><text:span text:style-name="T2">25 MHZ</text:span></text:p>
          </draw:text-box>
        </draw:frame>
        <draw:frame draw:style-name="gr21" draw:text-style-name="P7" draw:layer="layout" svg:width="2.4cm" svg:height="1.191cm" svg:x="21.5cm" svg:y="12.209cm">
          <draw:text-box>
            <text:p><text:span text:style-name="T2">12.5 MHZ</text:span></text:p>
          </draw:text-box>
        </draw:frame>
        <draw:frame draw:style-name="gr21" draw:text-style-name="P7" draw:layer="layout" svg:width="2.8cm" svg:height="1.191cm" svg:x="23.6cm" svg:y="12.209cm">
          <draw:text-box>
            <text:p><text:span text:style-name="T2">781.25 KHZ</text:span></text:p>
          </draw:text-box>
        </draw:frame>
        <draw:frame draw:style-name="gr22" draw:text-style-name="P8" draw:layer="layout" svg:width="1.7cm" svg:height="0.659cm" svg:x="13.9cm" svg:y="14.341cm">
          <draw:text-box>
            <text:p><text:span text:style-name="T3">16 bits</text:span></text:p>
          </draw:text-box>
        </draw:frame>
        <draw:connector draw:style-name="gr7" draw:text-style-name="P2" draw:layer="layout" svg:x1="16.7cm" svg:y1="3.9cm" svg:x2="18.5cm" svg:y2="3.901cm" draw:start-shape="id3" draw:start-glue-point="1" draw:end-shape="id11" draw:end-glue-point="3" svg:d="M16700 3900h900v1h900" svg:viewBox="0 0 1801 2">
          <text:p/>
        </draw:connector>
        <draw:connector draw:style-name="gr7" draw:text-style-name="P2" draw:layer="layout" draw:line-skew="1.15cm -0.001cm" svg:x1="13.95cm" svg:y1="5.4cm" svg:x2="16cm" svg:y2="11.9cm" draw:start-shape="id3" draw:start-glue-point="2" draw:end-shape="id6" draw:end-glue-point="1" svg:d="M13950 5400v3600h2550v2900h-500" svg:viewBox="0 0 2551 6501">
          <text:p/>
        </draw:connector>
        <draw:connector draw:style-name="gr7" draw:text-style-name="P2" draw:layer="layout" svg:x1="1.6cm" svg:y1="11.9cm" svg:x2="1.569cm" svg:y2="16.9cm" draw:start-shape="id5" draw:start-glue-point="3" draw:end-shape="id7" draw:end-glue-point="3" svg:d="M1600 11900h-532v5000h501" svg:viewBox="0 0 533 5001">
          <text:p/>
        </draw:connector>
        <draw:frame draw:style-name="gr23" draw:text-style-name="P8" draw:layer="layout" svg:width="1.7cm" svg:height="0.741cm" svg:x="9.1cm" svg:y="14.159cm">
          <draw:text-box>
            <text:p><text:span text:style-name="T3">16 bits</text:span></text:p>
          </draw:text-box>
        </draw:frame>
        <draw:connector draw:style-name="gr7" draw:text-style-name="P2" draw:layer="layout" draw:line-skew="0.906cm" svg:x1="13.95cm" svg:y1="5.4cm" svg:x2="4.822cm" svg:y2="10.287cm" draw:start-shape="id3" draw:start-glue-point="2" svg:d="M13950 5400v3600h-9128v1287" svg:viewBox="0 0 9129 4888">
          <text:p/>
        </draw:connector>
        <draw:connector draw:style-name="gr7" draw:text-style-name="P2" draw:layer="layout" svg:x1="2.8cm" svg:y1="3.4cm" svg:x2="13.95cm" svg:y2="2.4cm" draw:start-shape="id8" draw:start-glue-point="0" draw:end-shape="id3" svg:d="M2800 3400v-1501h11150v501" svg:viewBox="0 0 11151 1502">
          <text:p/>
        </draw:connector>
        <draw:custom-shape draw:style-name="gr24" draw:text-style-name="P9" draw:layer="layout" svg:width="22.2cm" svg:height="4.6cm" svg:x="1.3cm" svg:y="1.3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5.1cm" svg:height="1.031cm" svg:x="18cm" svg:y="1.3cm">
          <draw:text-box>
            <text:p><text:span text:style-name="T4">TX/RX serial communication</text:span></text:p>
          </draw:text-box>
        </draw:frame>
        <draw:custom-shape draw:style-name="gr26" draw:text-style-name="P9" draw:layer="layout" svg:width="15.5cm" svg:height="7.4cm" svg:x="1.3cm" svg:y="6.8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line-skew="0cm -4.225cm" svg:x1="27cm" svg:y1="16.6cm" svg:x2="20.65cm" svg:y2="5.351cm" draw:start-shape="id9" draw:start-glue-point="1" draw:end-shape="id11" draw:end-glue-point="2" svg:d="M27000 16600h501v-10099h-6851v-1150" svg:viewBox="0 0 6852 11250">
          <text:p/>
        </draw:connector>
        <draw:connector draw:style-name="gr7" draw:text-style-name="P2" draw:layer="layout" svg:x1="13.95cm" svg:y1="5.4cm" svg:x2="12.925cm" svg:y2="8.2cm" draw:start-shape="id3" draw:start-glue-point="2" draw:end-shape="id2" draw:end-glue-point="1" svg:d="M13950 5400v2800h-1025" svg:viewBox="0 0 1026 2801">
          <text:p/>
        </draw:connector>
        <draw:frame draw:style-name="gr23" draw:text-style-name="P8" draw:layer="layout" svg:width="1.7cm" svg:height="0.741cm" svg:x="4.1cm" svg:y="14.3cm">
          <draw:text-box>
            <text:p><text:span text:style-name="T3">16 bits</text:span></text:p>
          </draw:text-box>
        </draw:frame>
        <draw:frame draw:style-name="gr25" draw:text-style-name="P10" draw:layer="layout" svg:width="6.3cm" svg:height="1.031cm" svg:x="7.6cm" svg:y="6.869cm">
          <draw:text-box>
            <text:p><text:span text:style-name="T4">Wave gen and ADC’s control module</text:span></text:p>
          </draw:text-box>
        </draw:frame>
        <draw:connector draw:style-name="gr7" draw:text-style-name="P2" draw:layer="layout" svg:x1="3.769cm" svg:y1="18.5cm" svg:x2="3.775cm" svg:y2="19.4cm" draw:start-shape="id7" draw:start-glue-point="2" draw:end-shape="id13" draw:end-glue-point="0" svg:d="M3769 18500v451h6v449" svg:viewBox="0 0 7 901">
          <text:p/>
        </draw:connector>
        <draw:custom-shape draw:style-name="gr27" draw:text-style-name="P9" draw:layer="layout" svg:width="9.4cm" svg:height="4.1cm" svg:x="18.4cm" svg:y="13.9cm">
          <text:p/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4.8cm" svg:height="1.031cm" svg:x="18.7cm" svg:y="17.3cm">
          <draw:text-box>
            <text:p><text:span text:style-name="T4">Conversion result registers</text:span></text:p>
          </draw:text-box>
        </draw:frame>
        <draw:custom-shape draw:style-name="gr29" draw:text-style-name="P12" draw:layer="layout" svg:width="0.2cm" svg:height="0.2cm" svg:x="7.33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2cm" svg:height="0.2cm" svg:x="8.651cm" svg:y="9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2cm" svg:height="0.2cm" svg:x="10.03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2cm" svg:height="0.2cm" svg:x="13.847cm" svg:y="8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" draw:layer="layout" svg:x1="3.551cm" svg:y1="14.3cm" svg:x2="3.951cm" svg:y2="13.9cm">
          <text:p/>
        </draw:line>
        <draw:line draw:style-name="gr30" draw:text-style-name="P2" draw:layer="layout" svg:x1="13.6cm" svg:y1="16.8cm" svg:x2="14cm" svg:y2="16.4cm">
          <text:p/>
        </draw:line>
        <draw:line draw:style-name="gr30" draw:text-style-name="P2" draw:layer="layout" svg:x1="16cm" svg:y1="15.3cm" svg:x2="16.4cm" svg:y2="14.9cm">
          <text:p/>
        </draw:line>
        <draw:frame draw:style-name="gr31" draw:text-style-name="P14" draw:layer="layout" svg:width="2.7cm" svg:height="0.683cm" svg:x="13.9cm" svg:y="6.017cm">
          <draw:text-box>
            <text:p text:style-name="P13"><text:span text:style-name="T5">start</text:span></text:p>
          </draw:text-box>
        </draw:frame>
        <draw:frame draw:style-name="gr22" draw:text-style-name="P8" draw:layer="layout" svg:width="1.7cm" svg:height="0.659cm" svg:x="24.5cm" svg:y="6.641cm">
          <draw:text-box>
            <text:p><text:span text:style-name="T3">32 bits</text:span></text:p>
          </draw:text-box>
        </draw:frame>
        <draw:frame draw:style-name="gr31" draw:text-style-name="P14" draw:layer="layout" svg:width="2.7cm" svg:height="0.683cm" svg:x="16.9cm" svg:y="3.1cm">
          <draw:text-box>
            <text:p text:style-name="P13"><text:span text:style-name="T5">start</text:span></text:p>
          </draw:text-box>
        </draw:frame>
        <draw:connector draw:style-name="gr7" draw:text-style-name="P2" draw:layer="layout" svg:x1="7.5cm" svg:y1="13.5cm" svg:x2="7.5cm" svg:y2="19.009cm" draw:start-shape="id14" draw:start-glue-point="2" draw:end-shape="id15" svg:d="M7500 13500v5509" svg:viewBox="0 0 1 5510">
          <text:p/>
        </draw:connector>
        <draw:connector draw:style-name="gr7" draw:text-style-name="P2" draw:layer="layout" svg:x1="12.3cm" svg:y1="13.5cm" svg:x2="12.3cm" svg:y2="18.943cm" draw:start-shape="id16" draw:start-glue-point="2" draw:end-shape="id17" draw:end-glue-point="0" svg:d="M12300 13500v5443" svg:viewBox="0 0 1 5444">
          <text:p/>
        </draw:connector>
        <draw:line draw:style-name="gr30" draw:text-style-name="P2" draw:layer="layout" svg:x1="27.3cm" svg:y1="10cm" svg:x2="27.7cm" svg:y2="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4:35:48.385000000</meta:creation-date>
    <dc:date>2017-07-06T15:05:36.978000000</dc:date>
    <meta:editing-duration>PT1H21M21S</meta:editing-duration>
    <meta:editing-cycles>8</meta:editing-cycles>
    <meta:generator>LibreOffice/5.3.3.2$Windows_x86 LibreOffice_project/3d9a8b4b4e538a85e0782bd6c2d430bafe583448</meta:generator>
    <meta:document-statistic meta:object-count="71"/>
  </office:meta>
</office:document-meta>
</file>